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4.409cm"/>
    </style:style>
    <style:style style:name="Tableau1.B" style:family="table-column">
      <style:table-column-properties style:column-width="2.58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8fdb" officeooo:paragraph-rsid="001b8fdb"/>
    </style:style>
    <style:style style:name="P2" style:family="paragraph" style:parent-style-name="Standard">
      <style:paragraph-properties fo:text-align="start" style:justify-single-word="false"/>
      <style:text-properties officeooo:rsid="001b8fdb" officeooo:paragraph-rsid="001b8fd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8fdb" officeooo:paragraph-rsid="001b8fd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8fdb" officeooo:paragraph-rsid="001b8fdb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b8fdb" officeooo:paragraph-rsid="001b8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, prénom : ………………………………………………… <text:s text:c="2"/>Date : …………………………..</text:p>
      <text:p text:style-name="P3">EVALUATION</text:p>
      <text:p text:style-name="P1">GRAMMAIRE</text:p>
      <text:p text:style-name="P1">CE1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Transposer une phrase affirmative en phrase négative à l’écrit (ex2)</text:p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Reconnaître des phrases négatives (ex1)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Identifier des noms communs et des noms propres (ex3)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Identifier le temps d’une phrase (ex4)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Identifier des déterminants (ex 5 et 6)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Connaître le masculin, le féminin d’un nom commun (ex 7 et 8)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<text:s/>Connaître le singulier et le pluriel d’un nom commun (ex 9 et 10)</text:p>
          </table:table-cell>
          <table:table-cell table:style-name="Tableau1.B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8:00:35.418000000</meta:creation-date>
    <meta:print-date>2019-01-11T08:06:53.395000000</meta:print-date>
    <dc:date>2019-01-11T08:07:07.266000000</dc:date>
    <meta:editing-duration>PT6M32S</meta:editing-duration>
    <meta:editing-cycles>1</meta:editing-cycles>
    <meta:document-statistic meta:table-count="1" meta:image-count="0" meta:object-count="0" meta:page-count="1" meta:paragraph-count="11" meta:word-count="72" meta:character-count="441" meta:non-whitespace-character-count="377"/>
    <meta:generator>LibreOffice/5.3.7.2$Windows_X86_64 LibreOffice_project/6b8ed514a9f8b44d37a1b96673cbbdd077e24059</meta:generator>
  </office:meta>
</office:document-meta>
</file>